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0C3A014C3A9AE3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nputSansCompressed Black" svg:font-family="'InputSansCompressed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6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83cm"/>
      <style:paragraph-properties style:writing-mode="lr-tb"/>
    </style:style>
    <style:style style:name="P1" style:family="paragraph">
      <style:paragraph-properties fo:text-align="center"/>
      <style:text-properties fo:color="#ffffff" fo:background-color="#000000"/>
    </style:style>
    <style:style style:name="P2" style:family="paragraph">
      <style:text-properties fo:color="#ff1493" fo:text-shadow="1pt 1pt" fo:font-weight="bold" fo:background-color="transparent" style:font-weight-asian="bold" style:font-weight-complex="bold"/>
    </style:style>
    <style:style style:name="P3" style:family="paragraph">
      <loext:graphic-properties draw:fill="none" draw:fill-color="#ffffff"/>
      <style:text-properties fo:color="#ff1493" style:font-name="Cantarell Extra Bold" fo:text-shadow="1pt 1pt" fo:font-weight="bold" fo:background-color="transparent" style:font-weight-asian="bold" style:font-weight-complex="bold"/>
    </style:style>
    <style:style style:name="P4" style:family="paragraph">
      <style:paragraph-properties fo:text-align="center"/>
      <style:text-properties fo:color="#ff1493" fo:text-shadow="1pt 1pt" fo:font-weight="bold" fo:background-color="transparent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1493" fo:text-shadow="1pt 1pt" fo:font-weight="bold" fo:background-color="transparent" style:font-weight-asian="bold" style:font-weight-complex="bold"/>
    </style:style>
    <style:style style:name="T1" style:family="text">
      <style:text-properties fo:color="#ff1493" fo:font-size="20pt" fo:text-shadow="1pt 1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color="#ff1493" fo:font-size="8pt" fo:text-shadow="1pt 1pt" fo:font-weight="bold" fo:background-color="transparen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82cm" svg:height="8.493cm" svg:x="0.018cm" svg:y="0cm">
          <draw:image xlink:href="Pictures/1000000000000500000002D00C3A014C3A9AE3E7.png" xlink:type="simple" xlink:show="embed" xlink:actuate="onLoad" loext:mime-type="image/png">
            <text:p/>
          </draw:image>
        </draw:frame>
        <draw:frame draw:style-name="gr2" draw:text-style-name="P3" draw:layer="layout" svg:width="7.62cm" svg:height="1.886cm" svg:x="0.646cm" svg:y="2.878cm">
          <draw:text-box>
            <text:p text:style-name="P2"><text:span text:style-name="T1">Collin’s dissertation</text:span></text:p>
          </draw:text-box>
        </draw:frame>
        <draw:frame draw:style-name="gr3" draw:text-style-name="P5" draw:layer="layout" svg:width="5.207cm" svg:height="0.733cm" svg:x="4.64cm" svg:y="7.325cm">
          <draw:text-box>
            <text:p text:style-name="P4"><text:span text:style-name="T2">Proportion of Fixations Metho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nputSansCompressed Black" svg:font-family="'InputSansCompressed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2T19:33:10.645316763</meta:creation-date>
    <dc:date>2023-03-02T19:53:28.887054108</dc:date>
    <dc:creator>Collin </dc:creator>
    <meta:editing-duration>PT20M15S</meta:editing-duration>
    <meta:editing-cycles>9</meta:editing-cycles>
    <meta:generator>LibreOffice/6.4.7.2$Linux_X86_64 LibreOffice_project/40$Build-2</meta:generator>
    <meta:document-statistic meta:object-count="3"/>
  </office:meta>
</office:document-meta>
</file>